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254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9900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51cm" draw:marker-start-width="0.276cm" draw:marker-end="Arrow" draw:marker-end-width="0.178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fo:min-height="0.48cm"/>
    </style:style>
    <style:style style:name="gr12" style:family="graphic" style:parent-style-name="standard">
      <style:graphic-properties draw:fill="solid" draw:fill-color="#ff99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4.191cm" svg:x="6.731cm" svg:y="5.334cm">
          <text:p text:style-name="P1"/>
          <text:p text:style-name="P1"/>
          <text:p text:style-name="P1"/>
          <text:p text:style-name="P1"/>
          <text:p text:style-name="P1"><text:span text:style-name="T1"/></text:p>
          <text:p text:style-name="P1"><text:span text:style-name="T1"/></text:p>
          <text:p text:style-name="P1"><text:span text:style-name="T1">nxrs.msd.anl.gov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21cm" svg:height="1.143cm" svg:x="1.397cm" svg:y="5.842cm">
          <text:p text:style-name="P1">SSH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1.397cm" svg:x="2.413cm" svg:y="2.03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635cm" svg:height="1.397cm" draw:transform="rotate (-3.14159265358979) translate (2.261cm 3.42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905cm" svg:height="0.381cm" svg:x="1.397cm" svg:y="2.54cm">
          <text:p text:style-name="P1"><text:span text:style-name="T1">IPC Queu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35cm" svg:height="1.251cm" svg:x="2.813cm" svg:y="4.57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905cm" svg:height="0.381cm" svg:x="2.178cm" svg:y="5.188cm">
          <text:p text:style-name="P1"><text:span text:style-name="T1">Pi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159cm" svg:height="1.397cm" draw:transform="rotate (-1.5707963267949) translate (2.158cm 4.215cm)">
          <text:p/>
          <draw:enhanced-geometry svg:viewBox="0 0 21600 21600" draw:mirror-horizontal="true" draw:text-areas="0 0 21600 21600" draw:type="circular-arrow" draw:modifiers="180 0.698044223091404 8877.5894848872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4.572cm" svg:height="1.143cm" svg:x="1.397cm" svg:y="3.429cm">
          <text:p text:style-name="P1">Monito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159cm" svg:height="1.397cm" draw:transform="rotate (-1.5707963267949) translate (2.156cm 1.778cm)">
          <text:p/>
          <draw:enhanced-geometry svg:viewBox="0 0 21600 21600" draw:mirror-horizontal="true" draw:text-areas="0 0 21600 21600" draw:type="circular-arrow" draw:modifiers="180 0.698044223091404 8877.5894848872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UnixProcess" draw:layer="layout" svg:width="8.636cm" svg:height="1.143cm" svg:x="1.397cm" svg:y="0.889cm">
          <text:p>NeXpy GUI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048cm" svg:height="0.729cm" draw:transform="rotate (1.5707963267949) translate (0.127cm 3.81cm)">
          <draw:text-box>
            <text:p><text:span text:style-name="T2">Process()</text:span></text:p>
          </draw:text-box>
        </draw:frame>
        <draw:frame draw:style-name="gr6" draw:text-style-name="P3" draw:layer="layout" svg:width="3.048cm" svg:height="0.729cm" draw:transform="rotate (1.5707963267949) translate (0.127cm 6.35cm)">
          <draw:text-box>
            <text:p><text:span text:style-name="T2">Popen()</text:span></text:p>
          </draw:text-box>
        </draw:frame>
        <draw:custom-shape draw:style-name="gr7" draw:text-style-name="P1" draw:layer="layout" svg:width="2.667cm" svg:height="0.762cm" svg:x="6.985cm" svg:y="5.715cm">
          <text:p text:style-name="P1">NXF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667cm" svg:height="0.762cm" svg:x="6.985cm" svg:y="6.604cm">
          <text:p text:style-name="P1">Sleep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127cm" svg:height="0.127cm" svg:x="8.182cm" svg:y="8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27cm" svg:height="0.127cm" svg:x="8.184cm" svg:y="8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27cm" svg:height="0.127cm" svg:x="8.184cm" svg:y="8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905cm" svg:height="0.635cm" svg:x="4.826cm" svg:y="6.096cm">
          <text:p text:style-name="P1"><text:span text:style-name="T3">Socket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5" draw:layer="layout" svg:width="1.524cm" svg:height="0.889cm" svg:x="3.537cm" svg:y="2.032cm">
          <text:p text:style-name="P1"><text:span text:style-name="T2">Session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3.645cm" svg:y1="3.429cm" svg:x2="3.645cm" svg:y2="2.921cm">
          <text:p/>
        </draw:line>
        <draw:frame draw:style-name="gr11" draw:text-style-name="P6" draw:layer="layout" svg:width="2.473cm" svg:height="0.73cm" svg:x="3.523cm" svg:y="2.821cm">
          <draw:text-box>
            <text:p><text:span text:style-name="T4">URI <text:s text:c="2"/>Tunnel</text:span></text:p>
          </draw:text-box>
        </draw:frame>
        <draw:line draw:style-name="gr10" draw:text-style-name="P1" draw:layer="layout" svg:x1="4.534cm" svg:y1="2.934cm" svg:x2="4.534cm" svg:y2="3.442cm">
          <text:p/>
        </draw:line>
        <draw:custom-shape draw:style-name="gr7" draw:text-style-name="P1" draw:layer="layout" svg:width="2.667cm" svg:height="0.762cm" svg:x="6.987cm" svg:y="7.505cm">
          <text:p text:style-name="P1">CCTW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889cm" svg:height="3.683cm" svg:x="7.874cm" svg:y="2.032cm">
          <text:p/>
          <draw:enhanced-geometry svg:viewBox="0 0 21600 21600" draw:text-areas="?f0 ?f8 ?f2 ?f9" draw:type="up-down-arrow" draw:modifiers="4368.5393258427 1627.43885296598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3" draw:layer="layout" svg:width="2.413cm" svg:height="0.729cm" draw:transform="rotate (-1.5707963267949) translate (8.73cm 3.175cm)">
          <draw:text-box>
            <text:p><text:span text:style-name="T2">Pyro</text:span></text:p>
          </draw:text-box>
        </draw:frame>
        <draw:line draw:style-name="gr10" draw:text-style-name="P1" draw:layer="layout" svg:x1="5.884cm" svg:y1="3.199cm" svg:x2="8.001cm" svg:y2="3.175cm">
          <text:p/>
        </draw:line>
        <draw:frame draw:style-name="gr11" draw:text-style-name="P6" draw:layer="layout" svg:width="2.981cm" svg:height="0.73cm" svg:x="5.815cm" svg:y="2.572cm">
          <draw:text-box>
            <text:p><text:span text:style-name="T4">Local po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nixProcess" style:family="graphic" style:parent-style-name="standard">
      <style:graphic-properties draw:fill-color="#83caff" draw:textarea-horizontal-align="justify" draw:textarea-vertical-align="middle" draw:auto-grow-height="false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7T08:40:38.093073875</meta:creation-date>
    <dc:date>2015-02-27T09:09:55.156870232</dc:date>
    <meta:editing-duration>PT20M57S</meta:editing-duration>
    <meta:editing-cycles>21</meta:editing-cycles>
    <meta:generator>LibreOffice/4.2.4.2$Linux_X86_64 LibreOffice_project/420m0$Build-2</meta:generator>
    <meta:document-statistic meta:object-count="28"/>
  </office:meta>
</office:document-meta>
</file>